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468" officeooo:paragraph-rsid="000254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esor: Dardo Camaño.</text:p>
      <text:p text:style-name="P1">Materia: Laboratorio de redes informáticas.</text:p>
      <text:p text:style-name="P1">Ciclo lectivo: 2024.</text:p>
      <text:p text:style-name="P1">Institución: E.E.S.T N°3 Nikola Tesl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08:38:38.633350083</meta:creation-date>
    <meta:generator>LibreOffice/7.5.5.2$Windows_X86_64 LibreOffice_project/ca8fe7424262805f223b9a2334bc7181abbcbf5e</meta:generator>
    <dc:date>2024-10-23T09:29:51.011000000</dc:date>
    <meta:editing-duration>PT4M8S</meta:editing-duration>
    <meta:editing-cycles>1</meta:editing-cycles>
    <meta:document-statistic meta:table-count="0" meta:image-count="0" meta:object-count="0" meta:page-count="1" meta:paragraph-count="4" meta:word-count="16" meta:character-count="124" meta:non-whitespace-character-count="112"/>
  </office:meta>
</office:document-meta>
</file>